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50000004507055DF38718A8A1.png" manifest:media-type="image/png"/>
  <manifest:file-entry manifest:full-path="Pictures/100003460000072200000722BD85BE60180820CF.svg" manifest:media-type="image/svg+xml"/>
  <manifest:file-entry manifest:full-path="Pictures/1000038500000722000007221198801B3E904DF2.svg" manifest:media-type="image/svg+xml"/>
  <manifest:file-entry manifest:full-path="Pictures/100002010000004500000045E63CCA85843B5C12.png" manifest:media-type="image/png"/>
  <manifest:file-entry manifest:full-path="Pictures/10000348000007220000072264D1A2E18DA711BB.svg" manifest:media-type="image/svg+xml"/>
  <manifest:file-entry manifest:full-path="Pictures/1000020100000045000000451FF5FC5116E6FC96.png" manifest:media-type="image/png"/>
  <manifest:file-entry manifest:full-path="Pictures/1000020100000045000000457662113C475115BA.png" manifest:media-type="image/png"/>
  <manifest:file-entry manifest:full-path="Pictures/10000201000000450000004588EE794C250DFBD5.png" manifest:media-type="image/png"/>
  <manifest:file-entry manifest:full-path="Pictures/100002010000004500000045AF57690C08DC6F3F.png" manifest:media-type="image/png"/>
  <manifest:file-entry manifest:full-path="Pictures/100003090000072200000722B7A75C5D3E6B7512.svg" manifest:media-type="image/svg+xml"/>
  <manifest:file-entry manifest:full-path="Pictures/100003FD0000072200000722B74CADF6217AC6B7.svg" manifest:media-type="image/svg+xml"/>
  <manifest:file-entry manifest:full-path="Pictures/1000034800000722000007220F6DBC6AC2DE87F4.svg" manifest:media-type="image/svg+xml"/>
  <manifest:file-entry manifest:full-path="Pictures/100002010000004500000045DCF93707B952CE90.png" manifest:media-type="image/png"/>
  <manifest:file-entry manifest:full-path="Pictures/1000030900000722000007227EA861DD08DB1AA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1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2.2cm" svg:y="2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2.3cm" svg:y="2.175cm">
          <draw:image xlink:href="Pictures/100003460000072200000722BD85BE60180820CF.svg" xlink:type="simple" xlink:show="embed" xlink:actuate="onLoad" loext:mime-type="image/svg+xml">
            <text:p/>
          </draw:image>
          <draw:image xlink:href="Pictures/100002010000004500000045E63CCA85843B5C12.png" xlink:type="simple" xlink:show="embed" xlink:actuate="onLoad" loext:mime-type="image/png"/>
        </draw:frame>
        <draw:custom-shape draw:style-name="gr1" draw:text-style-name="P1" draw:layer="layout" svg:width="2cm" svg:height="2cm" svg:x="2.2cm" svg:y="4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2.3cm" svg:y="4.775cm">
          <draw:image xlink:href="Pictures/10000348000007220000072264D1A2E18DA711BB.svg" xlink:type="simple" xlink:show="embed" xlink:actuate="onLoad" loext:mime-type="image/svg+xml">
            <text:p/>
          </draw:image>
          <draw:image xlink:href="Pictures/1000020100000045000000457662113C475115BA.png" xlink:type="simple" xlink:show="embed" xlink:actuate="onLoad" loext:mime-type="image/png"/>
        </draw:frame>
        <draw:custom-shape draw:style-name="gr1" draw:text-style-name="P1" draw:layer="layout" svg:width="2cm" svg:height="2cm" svg:x="2.2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.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.2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.2cm" svg:y="1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.2cm" svg:y="1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2.3cm" svg:y="7.375cm">
          <draw:image xlink:href="Pictures/1000034800000722000007220F6DBC6AC2DE87F4.svg" xlink:type="simple" xlink:show="embed" xlink:actuate="onLoad" loext:mime-type="image/svg+xml">
            <text:p/>
          </draw:image>
          <draw:image xlink:href="Pictures/100002010000004500000045AF57690C08DC6F3F.png" xlink:type="simple" xlink:show="embed" xlink:actuate="onLoad" loext:mime-type="image/png"/>
        </draw:frame>
        <draw:frame draw:style-name="gr2" draw:text-style-name="P2" draw:layer="layout" svg:width="1.825cm" svg:height="1.825cm" svg:x="2.275cm" svg:y="10.1cm">
          <draw:image xlink:href="Pictures/100003090000072200000722B7A75C5D3E6B7512.svg" xlink:type="simple" xlink:show="embed" xlink:actuate="onLoad" loext:mime-type="image/svg+xml">
            <text:p/>
          </draw:image>
          <draw:image xlink:href="Pictures/100002010000004500000045DCF93707B952CE90.png" xlink:type="simple" xlink:show="embed" xlink:actuate="onLoad" loext:mime-type="image/png"/>
        </draw:frame>
        <draw:frame draw:style-name="gr2" draw:text-style-name="P2" draw:layer="layout" svg:width="1.825cm" svg:height="1.825cm" svg:x="2.3cm" svg:y="12.7cm">
          <draw:image xlink:href="Pictures/1000030900000722000007227EA861DD08DB1AA7.svg" xlink:type="simple" xlink:show="embed" xlink:actuate="onLoad" loext:mime-type="image/svg+xml">
            <text:p/>
          </draw:image>
          <draw:image xlink:href="Pictures/10000201000000450000004588EE794C250DFBD5.png" xlink:type="simple" xlink:show="embed" xlink:actuate="onLoad" loext:mime-type="image/png"/>
        </draw:frame>
        <draw:frame draw:style-name="gr2" draw:text-style-name="P2" draw:layer="layout" svg:width="1.825cm" svg:height="1.825cm" svg:x="2.275cm" svg:y="15.2cm">
          <draw:image xlink:href="Pictures/100003FD0000072200000722B74CADF6217AC6B7.svg" xlink:type="simple" xlink:show="embed" xlink:actuate="onLoad" loext:mime-type="image/svg+xml">
            <text:p/>
          </draw:image>
          <draw:image xlink:href="Pictures/1000020100000045000000451FF5FC5116E6FC96.png" xlink:type="simple" xlink:show="embed" xlink:actuate="onLoad" loext:mime-type="image/png"/>
        </draw:frame>
        <draw:frame draw:style-name="gr2" draw:text-style-name="P2" draw:layer="layout" svg:width="1.825cm" svg:height="1.825cm" svg:x="2.3cm" svg:y="17.7cm">
          <draw:image xlink:href="Pictures/1000038500000722000007221198801B3E904DF2.svg" xlink:type="simple" xlink:show="embed" xlink:actuate="onLoad" loext:mime-type="image/svg+xml">
            <text:p/>
          </draw:image>
          <draw:image xlink:href="Pictures/10000201000000450000004507055DF38718A8A1.png" xlink:type="simple" xlink:show="embed" xlink:actuate="onLoad" loext:mime-type="image/png"/>
        </draw:frame>
        <draw:custom-shape draw:style-name="gr1" draw:text-style-name="P1" draw:layer="layout" svg:width="2cm" svg:height="2cm" svg:x="9.8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9.9cm" svg:y="1.975cm">
          <draw:image xlink:href="Pictures/100003460000072200000722BD85BE60180820CF.svg" xlink:type="simple" xlink:show="embed" xlink:actuate="onLoad" loext:mime-type="image/svg+xml">
            <text:p/>
          </draw:image>
          <draw:image xlink:href="Pictures/100002010000004500000045E63CCA85843B5C12.png" xlink:type="simple" xlink:show="embed" xlink:actuate="onLoad" loext:mime-type="image/png"/>
        </draw:frame>
        <draw:custom-shape draw:style-name="gr1" draw:text-style-name="P1" draw:layer="layout" svg:width="2cm" svg:height="2cm" svg:x="9.8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9.9cm" svg:y="4.575cm">
          <draw:image xlink:href="Pictures/10000348000007220000072264D1A2E18DA711BB.svg" xlink:type="simple" xlink:show="embed" xlink:actuate="onLoad" loext:mime-type="image/svg+xml">
            <text:p/>
          </draw:image>
          <draw:image xlink:href="Pictures/1000020100000045000000457662113C475115BA.png" xlink:type="simple" xlink:show="embed" xlink:actuate="onLoad" loext:mime-type="image/png"/>
        </draw:frame>
        <draw:custom-shape draw:style-name="gr1" draw:text-style-name="P1" draw:layer="layout" svg:width="2cm" svg:height="2cm" svg:x="9.8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8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8cm" svg:y="1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8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8cm" svg:y="1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9.9cm" svg:y="7.175cm">
          <draw:image xlink:href="Pictures/1000034800000722000007220F6DBC6AC2DE87F4.svg" xlink:type="simple" xlink:show="embed" xlink:actuate="onLoad" loext:mime-type="image/svg+xml">
            <text:p/>
          </draw:image>
          <draw:image xlink:href="Pictures/100002010000004500000045AF57690C08DC6F3F.png" xlink:type="simple" xlink:show="embed" xlink:actuate="onLoad" loext:mime-type="image/png"/>
        </draw:frame>
        <draw:frame draw:style-name="gr2" draw:text-style-name="P2" draw:layer="layout" svg:width="1.825cm" svg:height="1.825cm" svg:x="9.875cm" svg:y="9.9cm">
          <draw:image xlink:href="Pictures/100003090000072200000722B7A75C5D3E6B7512.svg" xlink:type="simple" xlink:show="embed" xlink:actuate="onLoad" loext:mime-type="image/svg+xml">
            <text:p/>
          </draw:image>
          <draw:image xlink:href="Pictures/100002010000004500000045DCF93707B952CE90.png" xlink:type="simple" xlink:show="embed" xlink:actuate="onLoad" loext:mime-type="image/png"/>
        </draw:frame>
        <draw:frame draw:style-name="gr2" draw:text-style-name="P2" draw:layer="layout" svg:width="1.825cm" svg:height="1.825cm" svg:x="9.9cm" svg:y="12.5cm">
          <draw:image xlink:href="Pictures/1000030900000722000007227EA861DD08DB1AA7.svg" xlink:type="simple" xlink:show="embed" xlink:actuate="onLoad" loext:mime-type="image/svg+xml">
            <text:p/>
          </draw:image>
          <draw:image xlink:href="Pictures/10000201000000450000004588EE794C250DFBD5.png" xlink:type="simple" xlink:show="embed" xlink:actuate="onLoad" loext:mime-type="image/png"/>
        </draw:frame>
        <draw:frame draw:style-name="gr2" draw:text-style-name="P2" draw:layer="layout" svg:width="1.825cm" svg:height="1.825cm" svg:x="9.875cm" svg:y="15cm">
          <draw:image xlink:href="Pictures/100003FD0000072200000722B74CADF6217AC6B7.svg" xlink:type="simple" xlink:show="embed" xlink:actuate="onLoad" loext:mime-type="image/svg+xml">
            <text:p/>
          </draw:image>
          <draw:image xlink:href="Pictures/1000020100000045000000451FF5FC5116E6FC96.png" xlink:type="simple" xlink:show="embed" xlink:actuate="onLoad" loext:mime-type="image/png"/>
        </draw:frame>
        <draw:frame draw:style-name="gr2" draw:text-style-name="P2" draw:layer="layout" svg:width="1.825cm" svg:height="1.825cm" svg:x="9.9cm" svg:y="17.5cm">
          <draw:image xlink:href="Pictures/1000038500000722000007221198801B3E904DF2.svg" xlink:type="simple" xlink:show="embed" xlink:actuate="onLoad" loext:mime-type="image/svg+xml">
            <text:p/>
          </draw:image>
          <draw:image xlink:href="Pictures/10000201000000450000004507055DF38718A8A1.png" xlink:type="simple" xlink:show="embed" xlink:actuate="onLoad" loext:mime-type="image/png"/>
        </draw:frame>
        <draw:custom-shape draw:style-name="gr1" draw:text-style-name="P1" draw:layer="layout" svg:width="2cm" svg:height="2cm" svg:x="17.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17.3cm" svg:y="2.075cm">
          <draw:image xlink:href="Pictures/100003460000072200000722BD85BE60180820CF.svg" xlink:type="simple" xlink:show="embed" xlink:actuate="onLoad" loext:mime-type="image/svg+xml">
            <text:p/>
          </draw:image>
          <draw:image xlink:href="Pictures/100002010000004500000045E63CCA85843B5C12.png" xlink:type="simple" xlink:show="embed" xlink:actuate="onLoad" loext:mime-type="image/png"/>
        </draw:frame>
        <draw:custom-shape draw:style-name="gr1" draw:text-style-name="P1" draw:layer="layout" svg:width="2cm" svg:height="2cm" svg:x="17.2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17.3cm" svg:y="4.675cm">
          <draw:image xlink:href="Pictures/10000348000007220000072264D1A2E18DA711BB.svg" xlink:type="simple" xlink:show="embed" xlink:actuate="onLoad" loext:mime-type="image/svg+xml">
            <text:p/>
          </draw:image>
          <draw:image xlink:href="Pictures/1000020100000045000000457662113C475115BA.png" xlink:type="simple" xlink:show="embed" xlink:actuate="onLoad" loext:mime-type="image/png"/>
        </draw:frame>
        <draw:custom-shape draw:style-name="gr1" draw:text-style-name="P1" draw:layer="layout" svg:width="2cm" svg:height="2cm" svg:x="17.2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2cm" svg:y="9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2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2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.2cm" svg:y="17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17.3cm" svg:y="7.275cm">
          <draw:image xlink:href="Pictures/1000034800000722000007220F6DBC6AC2DE87F4.svg" xlink:type="simple" xlink:show="embed" xlink:actuate="onLoad" loext:mime-type="image/svg+xml">
            <text:p/>
          </draw:image>
          <draw:image xlink:href="Pictures/100002010000004500000045AF57690C08DC6F3F.png" xlink:type="simple" xlink:show="embed" xlink:actuate="onLoad" loext:mime-type="image/png"/>
        </draw:frame>
        <draw:frame draw:style-name="gr2" draw:text-style-name="P2" draw:layer="layout" svg:width="1.825cm" svg:height="1.825cm" svg:x="17.275cm" svg:y="10cm">
          <draw:image xlink:href="Pictures/100003090000072200000722B7A75C5D3E6B7512.svg" xlink:type="simple" xlink:show="embed" xlink:actuate="onLoad" loext:mime-type="image/svg+xml">
            <text:p/>
          </draw:image>
          <draw:image xlink:href="Pictures/100002010000004500000045DCF93707B952CE90.png" xlink:type="simple" xlink:show="embed" xlink:actuate="onLoad" loext:mime-type="image/png"/>
        </draw:frame>
        <draw:frame draw:style-name="gr2" draw:text-style-name="P2" draw:layer="layout" svg:width="1.825cm" svg:height="1.825cm" svg:x="17.3cm" svg:y="12.6cm">
          <draw:image xlink:href="Pictures/1000030900000722000007227EA861DD08DB1AA7.svg" xlink:type="simple" xlink:show="embed" xlink:actuate="onLoad" loext:mime-type="image/svg+xml">
            <text:p/>
          </draw:image>
          <draw:image xlink:href="Pictures/10000201000000450000004588EE794C250DFBD5.png" xlink:type="simple" xlink:show="embed" xlink:actuate="onLoad" loext:mime-type="image/png"/>
        </draw:frame>
        <draw:frame draw:style-name="gr2" draw:text-style-name="P2" draw:layer="layout" svg:width="1.825cm" svg:height="1.825cm" svg:x="17.275cm" svg:y="15.1cm">
          <draw:image xlink:href="Pictures/100003FD0000072200000722B74CADF6217AC6B7.svg" xlink:type="simple" xlink:show="embed" xlink:actuate="onLoad" loext:mime-type="image/svg+xml">
            <text:p/>
          </draw:image>
          <draw:image xlink:href="Pictures/1000020100000045000000451FF5FC5116E6FC96.png" xlink:type="simple" xlink:show="embed" xlink:actuate="onLoad" loext:mime-type="image/png"/>
        </draw:frame>
        <draw:frame draw:style-name="gr2" draw:text-style-name="P2" draw:layer="layout" svg:width="1.825cm" svg:height="1.825cm" svg:x="17.3cm" svg:y="17.6cm">
          <draw:image xlink:href="Pictures/1000038500000722000007221198801B3E904DF2.svg" xlink:type="simple" xlink:show="embed" xlink:actuate="onLoad" loext:mime-type="image/svg+xml">
            <text:p/>
          </draw:image>
          <draw:image xlink:href="Pictures/10000201000000450000004507055DF38718A8A1.png" xlink:type="simple" xlink:show="embed" xlink:actuate="onLoad" loext:mime-type="image/png"/>
        </draw:frame>
        <draw:custom-shape draw:style-name="gr1" draw:text-style-name="P1" draw:layer="layout" svg:width="2cm" svg:height="2cm" svg:x="24.1cm" svg:y="2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24.2cm" svg:y="2.175cm">
          <draw:image xlink:href="Pictures/100003460000072200000722BD85BE60180820CF.svg" xlink:type="simple" xlink:show="embed" xlink:actuate="onLoad" loext:mime-type="image/svg+xml">
            <text:p/>
          </draw:image>
          <draw:image xlink:href="Pictures/100002010000004500000045E63CCA85843B5C12.png" xlink:type="simple" xlink:show="embed" xlink:actuate="onLoad" loext:mime-type="image/png"/>
        </draw:frame>
        <draw:custom-shape draw:style-name="gr1" draw:text-style-name="P1" draw:layer="layout" svg:width="2cm" svg:height="2cm" svg:x="24.1cm" svg:y="4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24.2cm" svg:y="4.775cm">
          <draw:image xlink:href="Pictures/10000348000007220000072264D1A2E18DA711BB.svg" xlink:type="simple" xlink:show="embed" xlink:actuate="onLoad" loext:mime-type="image/svg+xml">
            <text:p/>
          </draw:image>
          <draw:image xlink:href="Pictures/1000020100000045000000457662113C475115BA.png" xlink:type="simple" xlink:show="embed" xlink:actuate="onLoad" loext:mime-type="image/png"/>
        </draw:frame>
        <draw:custom-shape draw:style-name="gr1" draw:text-style-name="P1" draw:layer="layout" svg:width="2cm" svg:height="2cm" svg:x="24.1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.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.1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.1cm" svg:y="1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.1cm" svg:y="1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24.2cm" svg:y="7.375cm">
          <draw:image xlink:href="Pictures/1000034800000722000007220F6DBC6AC2DE87F4.svg" xlink:type="simple" xlink:show="embed" xlink:actuate="onLoad" loext:mime-type="image/svg+xml">
            <text:p/>
          </draw:image>
          <draw:image xlink:href="Pictures/100002010000004500000045AF57690C08DC6F3F.png" xlink:type="simple" xlink:show="embed" xlink:actuate="onLoad" loext:mime-type="image/png"/>
        </draw:frame>
        <draw:frame draw:style-name="gr2" draw:text-style-name="P2" draw:layer="layout" svg:width="1.825cm" svg:height="1.825cm" svg:x="24.175cm" svg:y="10.1cm">
          <draw:image xlink:href="Pictures/100003090000072200000722B7A75C5D3E6B7512.svg" xlink:type="simple" xlink:show="embed" xlink:actuate="onLoad" loext:mime-type="image/svg+xml">
            <text:p/>
          </draw:image>
          <draw:image xlink:href="Pictures/100002010000004500000045DCF93707B952CE90.png" xlink:type="simple" xlink:show="embed" xlink:actuate="onLoad" loext:mime-type="image/png"/>
        </draw:frame>
        <draw:frame draw:style-name="gr2" draw:text-style-name="P2" draw:layer="layout" svg:width="1.825cm" svg:height="1.825cm" svg:x="24.2cm" svg:y="12.7cm">
          <draw:image xlink:href="Pictures/1000030900000722000007227EA861DD08DB1AA7.svg" xlink:type="simple" xlink:show="embed" xlink:actuate="onLoad" loext:mime-type="image/svg+xml">
            <text:p/>
          </draw:image>
          <draw:image xlink:href="Pictures/10000201000000450000004588EE794C250DFBD5.png" xlink:type="simple" xlink:show="embed" xlink:actuate="onLoad" loext:mime-type="image/png"/>
        </draw:frame>
        <draw:frame draw:style-name="gr2" draw:text-style-name="P2" draw:layer="layout" svg:width="1.825cm" svg:height="1.825cm" svg:x="24.175cm" svg:y="15.2cm">
          <draw:image xlink:href="Pictures/100003FD0000072200000722B74CADF6217AC6B7.svg" xlink:type="simple" xlink:show="embed" xlink:actuate="onLoad" loext:mime-type="image/svg+xml">
            <text:p/>
          </draw:image>
          <draw:image xlink:href="Pictures/1000020100000045000000451FF5FC5116E6FC96.png" xlink:type="simple" xlink:show="embed" xlink:actuate="onLoad" loext:mime-type="image/png"/>
        </draw:frame>
        <draw:frame draw:style-name="gr2" draw:text-style-name="P2" draw:layer="layout" svg:width="1.825cm" svg:height="1.825cm" svg:x="24.2cm" svg:y="17.7cm">
          <draw:image xlink:href="Pictures/1000038500000722000007221198801B3E904DF2.svg" xlink:type="simple" xlink:show="embed" xlink:actuate="onLoad" loext:mime-type="image/svg+xml">
            <text:p/>
          </draw:image>
          <draw:image xlink:href="Pictures/10000201000000450000004507055DF38718A8A1.png" xlink:type="simple" xlink:show="embed" xlink:actuate="onLoad" loext:mime-type="image/png"/>
        </draw:frame>
      </draw:page>
      <draw:page draw:name="page2" draw:style-name="dp1" draw:master-page-name="Default">
        <draw:frame draw:style-name="gr2" draw:text-style-name="P2" draw:layer="layout" svg:width="1.825cm" svg:height="1.825cm" svg:x="2.3cm" svg:y="2.175cm">
          <draw:image xlink:href="Pictures/100003460000072200000722BD85BE60180820CF.svg" xlink:type="simple" xlink:show="embed" xlink:actuate="onLoad" loext:mime-type="image/svg+xml">
            <text:p/>
          </draw:image>
          <draw:image xlink:href="Pictures/100002010000004500000045E63CCA85843B5C12.png" xlink:type="simple" xlink:show="embed" xlink:actuate="onLoad" loext:mime-type="image/png"/>
        </draw:frame>
        <draw:frame draw:style-name="gr2" draw:text-style-name="P2" draw:layer="layout" svg:width="1.825cm" svg:height="1.825cm" svg:x="2.3cm" svg:y="4.775cm">
          <draw:image xlink:href="Pictures/10000348000007220000072264D1A2E18DA711BB.svg" xlink:type="simple" xlink:show="embed" xlink:actuate="onLoad" loext:mime-type="image/svg+xml">
            <text:p/>
          </draw:image>
          <draw:image xlink:href="Pictures/1000020100000045000000457662113C475115BA.png" xlink:type="simple" xlink:show="embed" xlink:actuate="onLoad" loext:mime-type="image/png"/>
        </draw:frame>
        <draw:frame draw:style-name="gr2" draw:text-style-name="P2" draw:layer="layout" svg:width="1.825cm" svg:height="1.825cm" svg:x="2.3cm" svg:y="7.375cm">
          <draw:image xlink:href="Pictures/1000034800000722000007220F6DBC6AC2DE87F4.svg" xlink:type="simple" xlink:show="embed" xlink:actuate="onLoad" loext:mime-type="image/svg+xml">
            <text:p/>
          </draw:image>
          <draw:image xlink:href="Pictures/100002010000004500000045AF57690C08DC6F3F.png" xlink:type="simple" xlink:show="embed" xlink:actuate="onLoad" loext:mime-type="image/png"/>
        </draw:frame>
        <draw:frame draw:style-name="gr2" draw:text-style-name="P2" draw:layer="layout" svg:width="1.825cm" svg:height="1.825cm" svg:x="2.275cm" svg:y="10.1cm">
          <draw:image xlink:href="Pictures/100003090000072200000722B7A75C5D3E6B7512.svg" xlink:type="simple" xlink:show="embed" xlink:actuate="onLoad" loext:mime-type="image/svg+xml">
            <text:p/>
          </draw:image>
          <draw:image xlink:href="Pictures/100002010000004500000045DCF93707B952CE90.png" xlink:type="simple" xlink:show="embed" xlink:actuate="onLoad" loext:mime-type="image/png"/>
        </draw:frame>
        <draw:frame draw:style-name="gr2" draw:text-style-name="P2" draw:layer="layout" svg:width="1.825cm" svg:height="1.825cm" svg:x="2.3cm" svg:y="12.7cm">
          <draw:image xlink:href="Pictures/1000030900000722000007227EA861DD08DB1AA7.svg" xlink:type="simple" xlink:show="embed" xlink:actuate="onLoad" loext:mime-type="image/svg+xml">
            <text:p/>
          </draw:image>
          <draw:image xlink:href="Pictures/10000201000000450000004588EE794C250DFBD5.png" xlink:type="simple" xlink:show="embed" xlink:actuate="onLoad" loext:mime-type="image/png"/>
        </draw:frame>
        <draw:frame draw:style-name="gr2" draw:text-style-name="P2" draw:layer="layout" svg:width="1.825cm" svg:height="1.825cm" svg:x="2.275cm" svg:y="15.2cm">
          <draw:image xlink:href="Pictures/100003FD0000072200000722B74CADF6217AC6B7.svg" xlink:type="simple" xlink:show="embed" xlink:actuate="onLoad" loext:mime-type="image/svg+xml">
            <text:p/>
          </draw:image>
          <draw:image xlink:href="Pictures/1000020100000045000000451FF5FC5116E6FC96.png" xlink:type="simple" xlink:show="embed" xlink:actuate="onLoad" loext:mime-type="image/png"/>
        </draw:frame>
        <draw:frame draw:style-name="gr2" draw:text-style-name="P2" draw:layer="layout" svg:width="1.825cm" svg:height="1.825cm" svg:x="2.3cm" svg:y="17.7cm">
          <draw:image xlink:href="Pictures/1000038500000722000007221198801B3E904DF2.svg" xlink:type="simple" xlink:show="embed" xlink:actuate="onLoad" loext:mime-type="image/svg+xml">
            <text:p/>
          </draw:image>
          <draw:image xlink:href="Pictures/10000201000000450000004507055DF38718A8A1.png" xlink:type="simple" xlink:show="embed" xlink:actuate="onLoad" loext:mime-type="image/png"/>
        </draw:frame>
        <draw:frame draw:style-name="gr2" draw:text-style-name="P2" draw:layer="layout" svg:width="1.825cm" svg:height="1.825cm" svg:x="9.9cm" svg:y="1.975cm">
          <draw:image xlink:href="Pictures/100003460000072200000722BD85BE60180820CF.svg" xlink:type="simple" xlink:show="embed" xlink:actuate="onLoad" loext:mime-type="image/svg+xml">
            <text:p/>
          </draw:image>
          <draw:image xlink:href="Pictures/100002010000004500000045E63CCA85843B5C12.png" xlink:type="simple" xlink:show="embed" xlink:actuate="onLoad" loext:mime-type="image/png"/>
        </draw:frame>
        <draw:frame draw:style-name="gr2" draw:text-style-name="P2" draw:layer="layout" svg:width="1.825cm" svg:height="1.825cm" svg:x="9.9cm" svg:y="4.575cm">
          <draw:image xlink:href="Pictures/10000348000007220000072264D1A2E18DA711BB.svg" xlink:type="simple" xlink:show="embed" xlink:actuate="onLoad" loext:mime-type="image/svg+xml">
            <text:p/>
          </draw:image>
          <draw:image xlink:href="Pictures/1000020100000045000000457662113C475115BA.png" xlink:type="simple" xlink:show="embed" xlink:actuate="onLoad" loext:mime-type="image/png"/>
        </draw:frame>
        <draw:frame draw:style-name="gr2" draw:text-style-name="P2" draw:layer="layout" svg:width="1.825cm" svg:height="1.825cm" svg:x="9.9cm" svg:y="7.175cm">
          <draw:image xlink:href="Pictures/1000034800000722000007220F6DBC6AC2DE87F4.svg" xlink:type="simple" xlink:show="embed" xlink:actuate="onLoad" loext:mime-type="image/svg+xml">
            <text:p/>
          </draw:image>
          <draw:image xlink:href="Pictures/100002010000004500000045AF57690C08DC6F3F.png" xlink:type="simple" xlink:show="embed" xlink:actuate="onLoad" loext:mime-type="image/png"/>
        </draw:frame>
        <draw:frame draw:style-name="gr2" draw:text-style-name="P2" draw:layer="layout" svg:width="1.825cm" svg:height="1.825cm" svg:x="9.875cm" svg:y="9.9cm">
          <draw:image xlink:href="Pictures/100003090000072200000722B7A75C5D3E6B7512.svg" xlink:type="simple" xlink:show="embed" xlink:actuate="onLoad" loext:mime-type="image/svg+xml">
            <text:p/>
          </draw:image>
          <draw:image xlink:href="Pictures/100002010000004500000045DCF93707B952CE90.png" xlink:type="simple" xlink:show="embed" xlink:actuate="onLoad" loext:mime-type="image/png"/>
        </draw:frame>
        <draw:frame draw:style-name="gr2" draw:text-style-name="P2" draw:layer="layout" svg:width="1.825cm" svg:height="1.825cm" svg:x="9.9cm" svg:y="12.5cm">
          <draw:image xlink:href="Pictures/1000030900000722000007227EA861DD08DB1AA7.svg" xlink:type="simple" xlink:show="embed" xlink:actuate="onLoad" loext:mime-type="image/svg+xml">
            <text:p/>
          </draw:image>
          <draw:image xlink:href="Pictures/10000201000000450000004588EE794C250DFBD5.png" xlink:type="simple" xlink:show="embed" xlink:actuate="onLoad" loext:mime-type="image/png"/>
        </draw:frame>
        <draw:frame draw:style-name="gr2" draw:text-style-name="P2" draw:layer="layout" svg:width="1.825cm" svg:height="1.825cm" svg:x="9.875cm" svg:y="15cm">
          <draw:image xlink:href="Pictures/100003FD0000072200000722B74CADF6217AC6B7.svg" xlink:type="simple" xlink:show="embed" xlink:actuate="onLoad" loext:mime-type="image/svg+xml">
            <text:p/>
          </draw:image>
          <draw:image xlink:href="Pictures/1000020100000045000000451FF5FC5116E6FC96.png" xlink:type="simple" xlink:show="embed" xlink:actuate="onLoad" loext:mime-type="image/png"/>
        </draw:frame>
        <draw:frame draw:style-name="gr2" draw:text-style-name="P2" draw:layer="layout" svg:width="1.825cm" svg:height="1.825cm" svg:x="9.9cm" svg:y="17.5cm">
          <draw:image xlink:href="Pictures/1000038500000722000007221198801B3E904DF2.svg" xlink:type="simple" xlink:show="embed" xlink:actuate="onLoad" loext:mime-type="image/svg+xml">
            <text:p/>
          </draw:image>
          <draw:image xlink:href="Pictures/10000201000000450000004507055DF38718A8A1.png" xlink:type="simple" xlink:show="embed" xlink:actuate="onLoad" loext:mime-type="image/png"/>
        </draw:frame>
        <draw:frame draw:style-name="gr2" draw:text-style-name="P2" draw:layer="layout" svg:width="1.825cm" svg:height="1.825cm" svg:x="17.3cm" svg:y="2.075cm">
          <draw:image xlink:href="Pictures/100003460000072200000722BD85BE60180820CF.svg" xlink:type="simple" xlink:show="embed" xlink:actuate="onLoad" loext:mime-type="image/svg+xml">
            <text:p/>
          </draw:image>
          <draw:image xlink:href="Pictures/100002010000004500000045E63CCA85843B5C12.png" xlink:type="simple" xlink:show="embed" xlink:actuate="onLoad" loext:mime-type="image/png"/>
        </draw:frame>
        <draw:frame draw:style-name="gr2" draw:text-style-name="P2" draw:layer="layout" svg:width="1.825cm" svg:height="1.825cm" svg:x="17.3cm" svg:y="4.675cm">
          <draw:image xlink:href="Pictures/10000348000007220000072264D1A2E18DA711BB.svg" xlink:type="simple" xlink:show="embed" xlink:actuate="onLoad" loext:mime-type="image/svg+xml">
            <text:p/>
          </draw:image>
          <draw:image xlink:href="Pictures/1000020100000045000000457662113C475115BA.png" xlink:type="simple" xlink:show="embed" xlink:actuate="onLoad" loext:mime-type="image/png"/>
        </draw:frame>
        <draw:frame draw:style-name="gr2" draw:text-style-name="P2" draw:layer="layout" svg:width="1.825cm" svg:height="1.825cm" svg:x="17.3cm" svg:y="7.275cm">
          <draw:image xlink:href="Pictures/1000034800000722000007220F6DBC6AC2DE87F4.svg" xlink:type="simple" xlink:show="embed" xlink:actuate="onLoad" loext:mime-type="image/svg+xml">
            <text:p/>
          </draw:image>
          <draw:image xlink:href="Pictures/100002010000004500000045AF57690C08DC6F3F.png" xlink:type="simple" xlink:show="embed" xlink:actuate="onLoad" loext:mime-type="image/png"/>
        </draw:frame>
        <draw:frame draw:style-name="gr2" draw:text-style-name="P2" draw:layer="layout" svg:width="1.825cm" svg:height="1.825cm" svg:x="17.275cm" svg:y="10cm">
          <draw:image xlink:href="Pictures/100003090000072200000722B7A75C5D3E6B7512.svg" xlink:type="simple" xlink:show="embed" xlink:actuate="onLoad" loext:mime-type="image/svg+xml">
            <text:p/>
          </draw:image>
          <draw:image xlink:href="Pictures/100002010000004500000045DCF93707B952CE90.png" xlink:type="simple" xlink:show="embed" xlink:actuate="onLoad" loext:mime-type="image/png"/>
        </draw:frame>
        <draw:frame draw:style-name="gr2" draw:text-style-name="P2" draw:layer="layout" svg:width="1.825cm" svg:height="1.825cm" svg:x="17.3cm" svg:y="12.6cm">
          <draw:image xlink:href="Pictures/1000030900000722000007227EA861DD08DB1AA7.svg" xlink:type="simple" xlink:show="embed" xlink:actuate="onLoad" loext:mime-type="image/svg+xml">
            <text:p/>
          </draw:image>
          <draw:image xlink:href="Pictures/10000201000000450000004588EE794C250DFBD5.png" xlink:type="simple" xlink:show="embed" xlink:actuate="onLoad" loext:mime-type="image/png"/>
        </draw:frame>
        <draw:frame draw:style-name="gr2" draw:text-style-name="P2" draw:layer="layout" svg:width="1.825cm" svg:height="1.825cm" svg:x="17.275cm" svg:y="15.1cm">
          <draw:image xlink:href="Pictures/100003FD0000072200000722B74CADF6217AC6B7.svg" xlink:type="simple" xlink:show="embed" xlink:actuate="onLoad" loext:mime-type="image/svg+xml">
            <text:p/>
          </draw:image>
          <draw:image xlink:href="Pictures/1000020100000045000000451FF5FC5116E6FC96.png" xlink:type="simple" xlink:show="embed" xlink:actuate="onLoad" loext:mime-type="image/png"/>
        </draw:frame>
        <draw:frame draw:style-name="gr2" draw:text-style-name="P2" draw:layer="layout" svg:width="1.825cm" svg:height="1.825cm" svg:x="17.3cm" svg:y="17.6cm">
          <draw:image xlink:href="Pictures/1000038500000722000007221198801B3E904DF2.svg" xlink:type="simple" xlink:show="embed" xlink:actuate="onLoad" loext:mime-type="image/svg+xml">
            <text:p/>
          </draw:image>
          <draw:image xlink:href="Pictures/10000201000000450000004507055DF38718A8A1.png" xlink:type="simple" xlink:show="embed" xlink:actuate="onLoad" loext:mime-type="image/png"/>
        </draw:frame>
        <draw:custom-shape draw:style-name="gr1" draw:text-style-name="P1" draw:layer="layout" svg:width="2cm" svg:height="2cm" svg:x="24.1cm" svg:y="2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24.2cm" svg:y="2.175cm">
          <draw:image xlink:href="Pictures/100003460000072200000722BD85BE60180820CF.svg" xlink:type="simple" xlink:show="embed" xlink:actuate="onLoad" loext:mime-type="image/svg+xml">
            <text:p/>
          </draw:image>
          <draw:image xlink:href="Pictures/100002010000004500000045E63CCA85843B5C12.png" xlink:type="simple" xlink:show="embed" xlink:actuate="onLoad" loext:mime-type="image/png"/>
        </draw:frame>
        <draw:custom-shape draw:style-name="gr1" draw:text-style-name="P1" draw:layer="layout" svg:width="2cm" svg:height="2cm" svg:x="24.1cm" svg:y="4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24.2cm" svg:y="4.775cm">
          <draw:image xlink:href="Pictures/10000348000007220000072264D1A2E18DA711BB.svg" xlink:type="simple" xlink:show="embed" xlink:actuate="onLoad" loext:mime-type="image/svg+xml">
            <text:p/>
          </draw:image>
          <draw:image xlink:href="Pictures/1000020100000045000000457662113C475115BA.png" xlink:type="simple" xlink:show="embed" xlink:actuate="onLoad" loext:mime-type="image/png"/>
        </draw:frame>
        <draw:custom-shape draw:style-name="gr1" draw:text-style-name="P1" draw:layer="layout" svg:width="2cm" svg:height="2cm" svg:x="24.1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.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.1cm" svg:y="1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.1cm" svg:y="1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4.1cm" svg:y="1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5cm" svg:height="1.825cm" svg:x="24.2cm" svg:y="7.375cm">
          <draw:image xlink:href="Pictures/1000034800000722000007220F6DBC6AC2DE87F4.svg" xlink:type="simple" xlink:show="embed" xlink:actuate="onLoad" loext:mime-type="image/svg+xml">
            <text:p/>
          </draw:image>
          <draw:image xlink:href="Pictures/100002010000004500000045AF57690C08DC6F3F.png" xlink:type="simple" xlink:show="embed" xlink:actuate="onLoad" loext:mime-type="image/png"/>
        </draw:frame>
        <draw:frame draw:style-name="gr2" draw:text-style-name="P2" draw:layer="layout" svg:width="1.825cm" svg:height="1.825cm" svg:x="24.175cm" svg:y="10.1cm">
          <draw:image xlink:href="Pictures/100003090000072200000722B7A75C5D3E6B7512.svg" xlink:type="simple" xlink:show="embed" xlink:actuate="onLoad" loext:mime-type="image/svg+xml">
            <text:p/>
          </draw:image>
          <draw:image xlink:href="Pictures/100002010000004500000045DCF93707B952CE90.png" xlink:type="simple" xlink:show="embed" xlink:actuate="onLoad" loext:mime-type="image/png"/>
        </draw:frame>
        <draw:frame draw:style-name="gr2" draw:text-style-name="P2" draw:layer="layout" svg:width="1.825cm" svg:height="1.825cm" svg:x="24.2cm" svg:y="12.7cm">
          <draw:image xlink:href="Pictures/1000030900000722000007227EA861DD08DB1AA7.svg" xlink:type="simple" xlink:show="embed" xlink:actuate="onLoad" loext:mime-type="image/svg+xml">
            <text:p/>
          </draw:image>
          <draw:image xlink:href="Pictures/10000201000000450000004588EE794C250DFBD5.png" xlink:type="simple" xlink:show="embed" xlink:actuate="onLoad" loext:mime-type="image/png"/>
        </draw:frame>
        <draw:frame draw:style-name="gr2" draw:text-style-name="P2" draw:layer="layout" svg:width="1.825cm" svg:height="1.825cm" svg:x="24.175cm" svg:y="15.2cm">
          <draw:image xlink:href="Pictures/100003FD0000072200000722B74CADF6217AC6B7.svg" xlink:type="simple" xlink:show="embed" xlink:actuate="onLoad" loext:mime-type="image/svg+xml">
            <text:p/>
          </draw:image>
          <draw:image xlink:href="Pictures/1000020100000045000000451FF5FC5116E6FC96.png" xlink:type="simple" xlink:show="embed" xlink:actuate="onLoad" loext:mime-type="image/png"/>
        </draw:frame>
        <draw:frame draw:style-name="gr2" draw:text-style-name="P2" draw:layer="layout" svg:width="1.825cm" svg:height="1.825cm" svg:x="24.2cm" svg:y="17.7cm">
          <draw:image xlink:href="Pictures/1000038500000722000007221198801B3E904DF2.svg" xlink:type="simple" xlink:show="embed" xlink:actuate="onLoad" loext:mime-type="image/svg+xml">
            <text:p/>
          </draw:image>
          <draw:image xlink:href="Pictures/10000201000000450000004507055DF38718A8A1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4:16:45.607863665</meta:creation-date>
    <dc:date>2022-07-21T09:54:04.328061957</dc:date>
    <meta:editing-duration>PT19H17M23S</meta:editing-duration>
    <meta:editing-cycles>2</meta:editing-cycles>
    <meta:generator>LibreOffice/6.4.7.2$Linux_X86_64 LibreOffice_project/40$Build-2</meta:generator>
    <meta:document-statistic meta:object-count="91"/>
  </office:meta>
</office:document-meta>
</file>